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2473" officeooo:paragraph-rsid="00142473"/>
    </style:style>
    <style:style style:name="P2" style:family="paragraph" style:parent-style-name="Standard">
      <style:text-properties officeooo:rsid="00145f05" officeooo:paragraph-rsid="00145f05"/>
    </style:style>
    <style:style style:name="P3" style:family="paragraph" style:parent-style-name="Standard">
      <style:text-properties fo:font-weight="normal" officeooo:rsid="00145f05" officeooo:paragraph-rsid="0015c3a3" style:font-weight-asian="normal" style:font-weight-complex="normal"/>
    </style:style>
    <style:style style:name="P4" style:family="paragraph" style:parent-style-name="Standard">
      <style:text-properties fo:font-weight="normal" officeooo:rsid="0015c3a3" officeooo:paragraph-rsid="0015c3a3" style:font-weight-asian="normal" style:font-weight-complex="normal"/>
    </style:style>
    <style:style style:name="P5" style:family="paragraph" style:parent-style-name="Standard">
      <style:text-properties fo:font-weight="normal" officeooo:rsid="0015c3a3" officeooo:paragraph-rsid="0015c3a3" style:font-weight-asian="normal" style:font-weight-complex="normal"/>
    </style:style>
    <style:style style:name="P6" style:family="paragraph" style:parent-style-name="Standard">
      <style:text-properties fo:font-weight="normal" officeooo:rsid="00145f05" officeooo:paragraph-rsid="001a36d9" style:font-weight-asian="normal" style:font-weight-complex="normal"/>
    </style:style>
    <style:style style:name="P7" style:family="paragraph" style:parent-style-name="Standard">
      <style:text-properties fo:font-weight="normal" officeooo:rsid="00145f05" officeooo:paragraph-rsid="00184ef6" style:font-weight-asian="normal" style:font-weight-complex="normal"/>
    </style:style>
    <style:style style:name="P8" style:family="paragraph" style:parent-style-name="Standard">
      <style:text-properties fo:font-weight="normal" officeooo:rsid="00184ef6" officeooo:paragraph-rsid="001cb90e" style:font-weight-asian="normal" style:font-weight-complex="normal"/>
    </style:style>
    <style:style style:name="P9" style:family="paragraph" style:parent-style-name="Standard">
      <style:text-properties officeooo:rsid="00145f05" officeooo:paragraph-rsid="001a36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3a3" style:font-weight-asian="bold" style:font-weight-complex="bold"/>
    </style:style>
    <style:style style:name="T3" style:family="text">
      <style:text-properties fo:font-weight="bold" officeooo:rsid="00145f05" style:font-weight-asian="bold" style:font-weight-complex="bold"/>
    </style:style>
    <style:style style:name="T4" style:family="text">
      <style:text-properties fo:font-weight="bold" officeooo:rsid="001a36d9" style:font-weight-asian="bold" style:font-weight-complex="bold"/>
    </style:style>
    <style:style style:name="T5" style:family="text">
      <style:text-properties fo:font-weight="bold" officeooo:rsid="001c7c01" style:font-weight-asian="bold" style:font-weight-complex="bold"/>
    </style:style>
    <style:style style:name="T6" style:family="text">
      <style:text-properties fo:font-weight="bold" officeooo:rsid="001ccf32" style:font-weight-asian="bold" style:font-weight-complex="bold"/>
    </style:style>
    <style:style style:name="T7" style:family="text">
      <style:text-properties officeooo:rsid="00145f0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36d9" style:font-weight-asian="normal" style:font-weight-complex="normal"/>
    </style:style>
    <style:style style:name="T10" style:family="text">
      <style:text-properties fo:font-weight="normal" officeooo:rsid="001bba96" style:font-weight-asian="normal" style:font-weight-complex="normal"/>
    </style:style>
    <style:style style:name="T11" style:family="text">
      <style:text-properties officeooo:rsid="0015c3a3"/>
    </style:style>
    <style:style style:name="T12" style:family="text">
      <style:text-properties officeooo:rsid="001a36d9"/>
    </style:style>
    <style:style style:name="T13" style:family="text">
      <style:text-properties officeooo:rsid="001bba96"/>
    </style:style>
    <style:style style:name="T14" style:family="text">
      <style:text-properties officeooo:rsid="001c7c01"/>
    </style:style>
    <style:style style:name="T15" style:family="text">
      <style:text-properties officeooo:rsid="001cb90e"/>
    </style:style>
    <style:style style:name="T16" style:family="text">
      <style:text-properties officeooo:rsid="001ccf32"/>
    </style:style>
    <style:style style:name="T17" style:family="text">
      <style:text-properties officeooo:rsid="001cf481"/>
    </style:style>
    <style:style style:name="T18" style:family="text">
      <style:text-properties officeooo:rsid="001dfd1e"/>
    </style:style>
    <style:style style:name="T19" style:family="text">
      <style:text-properties officeooo:rsid="001f3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partamento(<text:span text:style-name="T5">cod</text:span><text:span text:style-name="T1">_dept</text:span>, nome)</text:p>
      <text:p text:style-name="Standard"/>
      <text:p text:style-name="P1">Funcionário(<text:span text:style-name="T1">CPF</text:span>, cod_dept_<text:span text:style-name="T16">fk</text:span>, cod_cargo_<text:span text:style-name="T16">fk</text:span>, nome_funcio)</text:p>
      <text:p text:style-name="P1"><text:tab/>cod_dept_<text:span text:style-name="T16">fk</text:span> referencia Departamento</text:p>
      <text:p text:style-name="P1"><text:tab/>cod_cargo_<text:span text:style-name="T16">fk</text:span> referencia Cargo</text:p>
      <text:p text:style-name="P1"/>
      <text:p text:style-name="P1">Cargo(<text:span text:style-name="T1">cod_cargo</text:span>, nome_cargo, sal<text:span text:style-name="T15">a</text:span>rio)</text:p>
      <text:p text:style-name="P1"/>
      <text:p text:style-name="P1">Compra(<text:span text:style-name="T1">cod_compra</text:span>, cod_dept_<text:span text:style-name="T16">fk</text:span>, <text:span text:style-name="T15">valor_total</text:span>)</text:p>
      <text:p text:style-name="P1"><text:tab/>cod_dept_<text:span text:style-name="T16">fk</text:span> referencia Departamento</text:p>
      <text:p text:style-name="P1"/>
      <text:p text:style-name="P1">Compra_tem_Insumo(quantidade, cod_compra_<text:span text:style-name="T16">fk</text:span>, cod_insumo_<text:span text:style-name="T16">fk</text:span>)</text:p>
      <text:p text:style-name="P1"><text:tab/>cod_compra_<text:span text:style-name="T16">fk</text:span> referencia Compra</text:p>
      <text:p text:style-name="P1"><text:tab/>cod_insumo_<text:span text:style-name="T16">fk</text:span> referencia Insumo</text:p>
      <text:p text:style-name="P1"/>
      <text:p text:style-name="P2">Insumo(<text:span text:style-name="T1">cod_insumo</text:span>, <text:span text:style-name="T8">cod_estoque_</text:span><text:span text:style-name="T10">insumo_fk</text:span><text:span text:style-name="T1">,</text:span> CNPJ_forne<text:span text:style-name="T17">c_fk</text:span>, <text:span text:style-name="T13">preco_unitario, nome_insumo</text:span>)</text:p>
      <text:p text:style-name="P2"><text:tab/>CNPJ_fornec_<text:span text:style-name="T17">fk</text:span> referencia Fornecedor</text:p>
      <text:p text:style-name="P2"><text:tab/>cod_estoque_<text:span text:style-name="T12">insumo_fk </text:span>referencia Estoque_<text:span text:style-name="T15">Insumo</text:span></text:p>
      <text:p text:style-name="P2"/>
      <text:p text:style-name="P2">Fornecedor(<text:span text:style-name="T1">CNPJ_fornec</text:span>, nome, telefone, cidade, rua, quadra)</text:p>
      <text:p text:style-name="P2"/>
      <text:p text:style-name="P2">Estoque_<text:span text:style-name="T12">Produto</text:span>(<text:span text:style-name="T2">cod_estoque_</text:span><text:span text:style-name="T5">produto</text:span><text:span text:style-name="T9">)</text:span></text:p>
      <text:p text:style-name="P4"/>
      <text:p text:style-name="P9">Estoque_<text:span text:style-name="T12">Insumo</text:span>(<text:span text:style-name="T5">cod_estoque_insumo</text:span><text:span text:style-name="T11">)</text:span></text:p>
      <text:p text:style-name="P6"/>
      <text:p text:style-name="P4">Produto(<text:span text:style-name="T1">cod_produto</text:span>, cod_estoque_<text:span text:style-name="T14">produto_fk</text:span>, <text:span text:style-name="T13">preco_unitario, nome_produto</text:span>)</text:p>
      <text:p text:style-name="P4"><text:tab/>cod_estoque_<text:span text:style-name="T12">produto_fk</text:span> referencia Estoque_<text:span text:style-name="T15">Produto</text:span></text:p>
      <text:p text:style-name="P3"/>
      <text:p text:style-name="P4">Venda(<text:span text:style-name="T1">cod_venda</text:span>, cod_dept_<text:span text:style-name="T18">fk</text:span>, <text:span text:style-name="T15">valor_total</text:span>)</text:p>
      <text:p text:style-name="P4"><text:tab/>cod_dept_<text:span text:style-name="T18">fk</text:span> referencia Departamento</text:p>
      <text:p text:style-name="P4"/>
      <text:p text:style-name="P4">Venda_tem_Produto(cod_venda_<text:span text:style-name="T18">fk</text:span>, quantidade, cod_produto_<text:span text:style-name="T18">fk</text:span>)</text:p>
      <text:p text:style-name="P4"><text:tab/>cod_venda_<text:span text:style-name="T18">fk</text:span> referencia Venda</text:p>
      <text:p text:style-name="P4"><text:tab/>cod_produto_<text:span text:style-name="T19">fk</text:span> referencia Produto</text:p>
      <text:p text:style-name="P4"/>
      <text:p text:style-name="P8">Produto_tem_Cliente(CNPJ_cliente_<text:span text:style-name="T19">fk</text:span>, cod_produto_<text:span text:style-name="T19">fk</text:span>, quantidade)</text:p>
      <text:p text:style-name="P8"><text:tab/>CNPJ_cliente_<text:span text:style-name="T19">fk</text:span> referencia Cliente</text:p>
      <text:p text:style-name="P8"><text:tab/>cod_produto_<text:span text:style-name="T19">fk1</text:span> referencia Produto</text:p>
      <text:p text:style-name="P4"/>
      <text:p text:style-name="P4">Cliente(<text:span text:style-name="T3">CNPJ_</text:span><text:span text:style-name="T1">cliente</text:span><text:span text:style-name="T7">, nome, telefone, cidade, rua, quadra</text:span>)</text:p>
      <text:p text:style-name="P4"/>
      <text:p text:style-name="P7"/>
      <text:p text:style-name="P2"/>
      <text:p text:style-name="P2"/>
      <text:p text:style-name="P2"/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27:47.503718609</meta:creation-date>
    <dc:date>2018-11-23T17:54:26.451128582</dc:date>
    <meta:editing-duration>PT25M4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9" meta:word-count="86" meta:character-count="1210" meta:non-whitespace-character-count="1136"/>
  </office:meta>
</office:document-meta>
</file>